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2in" fo:break-before="auto" style:use-optimal-row-height="true"/>
    </style:style>
    <style:style style:name="ro17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7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7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7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7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7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7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7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7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7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7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7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7">
          <table:table-cell table:number-columns-repeated="16"/>
        </table:table-row>
        <table:table-row table:style-name="ro17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7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7" table:number-rows-repeated="1048478">
          <table:table-cell table:number-columns-repeated="16"/>
        </table:table-row>
        <table:table-row table:style-name="ro17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9000">
            <text:p>9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table:number-columns-repeated="2"/>
          <table:table-cell table:formula="of:=SUM([.B40:.F40])" office:value-type="float" office:value="12800">
            <text:p>12800</text:p>
          </table:table-cell>
          <table:table-cell table:style-name="ce8" table:formula="of:=SUM([.B54:.D54];[.F54])" office:value-type="float" office:value="1196.36363636364">
            <text:p>1196.3636363636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54:.F54])" office:value-type="float" office:value="1196.36363636364">
            <text:p>1196.3636363636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196.36363636364">
            <text:p>1196.3636363636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196.36363636364">
            <text:p>1196.3636363636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D54:.F54])" office:value-type="float" office:value="360">
            <text:p>36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];[.D54];[.E54])" office:value-type="float" office:value="796.363636363636">
            <text:p>796.3636363636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B54])" office:value-type="float" office:value="436.363636363636">
            <text:p>436.3636363636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/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54:.F54])" office:value-type="float" office:value="1196.36363636364">
            <text:p>1196.3636363636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54:.F54])" office:value-type="float" office:value="1196.36363636364">
            <text:p>1196.3636363636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40]/11" office:value-type="float" office:value="436.363636363636">
            <text:p>436.3636363636</text:p>
          </table:table-cell>
          <table:table-cell table:style-name="ce2" table:formula="of:=[.C40]/11" office:value-type="float" office:value="400">
            <text:p>400</text:p>
          </table:table-cell>
          <table:table-cell table:style-name="ce2" table:formula="of:=[.D40]/10" office:value-type="float" office:value="360">
            <text:p>360</text:p>
          </table:table-cell>
          <table:table-cell table:style-name="ce2" table:formula="of:=[.E40]/10" office:value-type="float" office:value="0">
            <text:p>0</text:p>
          </table:table-cell>
          <table:table-cell table:style-name="ce2" table:formula="of:=[.F40]/10" office:value-type="float" office:value="0">
            <text:p>0</text:p>
          </table:table-cell>
          <table:table-cell table:style-name="Default"/>
          <table:table-cell table:style-name="ce41" table:formula="of:=SUM([.H40:.H53])" office:value-type="float" office:value="12360">
            <text:p>1236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9/24/2015</text:date>, <text:time>13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24T13:42:57</dc:date>
    <meta:editing-duration>P1DT10H46M50S</meta:editing-duration>
    <meta:editing-cycles>860</meta:editing-cycles>
    <meta:generator>OpenOffice/4.1.1$Unix OpenOffice.org_project/411m6$Build-9775</meta:generator>
    <dc:creator>employee employee</dc:creator>
    <meta:document-statistic meta:table-count="7" meta:cell-count="2056" meta:object-count="0"/>
  </office:meta>
</office:document-meta>
</file>